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 fo:break-before="page"/>
    </style:style>
    <style:style style:name="P4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erfil Seleccionado: </text:span>Desarrollador Front-End:<text:line-break/><text:line-break/><text:line-break/><text:span text:style-name="T1">Preguntas:<text:line-break/><text:line-break/><text:line-break/></text:span>En base a la información recopilada se responde a las siguientes preguntas:</text:p>
      <text:p text:style-name="P1"><text:span text:style-name="T1">¿Tienen elementos en común estas búsquedas?</text:span></text:p>
      <text:p text:style-name="P1"><text:span text:style-name="T1">R: </text:span><text:s/>Sí, en cuanto a la cantidad de experiencia siempre está en un promedio de 1 a 2 años y también en los estudios no piden educación superior sino terciaria.</text:p>
      <text:p text:style-name="P1"><text:span text:style-name="T1">¿solicitan alguna misma tecnología o competencia?</text:span></text:p>
      <text:p text:style-name="P1"><text:span text:style-name="T1">R:</text:span> Sí, por lo general en 3 de las 4 ofertas encontradas, se mencionan tener conocimientos en las herramientas html, css, adobe y bootstrap.</text:p>
      <text:p text:style-name="P1"><text:span text:style-name="T1">¿Cuáles son las funciones que señalan para el cargo?</text:span></text:p>
      <text:p text:style-name="P1"><text:span text:style-name="T1">R: </text:span>Diseñar y prototipar sistemas, trabajo en Equipo, diálogo y comunicación efectiva, asumir nuevos desafíos, . Principalmente, lo solicitado a este tipo de perfil laboral está relacionado con el diseño Web y la mantención de funcionalidades a nivel de Front-end.</text:p>
      <text:p text:style-name="P1"><text:span text:style-name="T1">¿Qué tipos de empresas son las que solicitan el perfil?</text:span></text:p>
      <text:p text:style-name="P1"><text:span text:style-name="T1">R: <text:s text:c="2"/></text:span>La mayoría son empresas intermediarias y no empresas directas.</text:p>
      <text:p text:style-name="P1">------------------------------------------------------------</text:p>
      <text:p text:style-name="P3"/>
      <text:p text:style-name="P1">Germán Espinoza</text:p>
      <text:p text:style-name="P2"><text:span text:style-name="T1">OFERTA 1</text:span></text:p>
      <text:p text:style-name="P1">Empresa de servicios de Tecnología requiere contratar profesional con el siguiente perfil</text:p>
      <text:p text:style-name="P1">Diseñador Gráfico</text:p>
      <text:p text:style-name="P1">Experiencia laboral desde los 2 años</text:p>
      <text:p text:style-name="P1">Experiencias en diseño de sitios Web (sitios dinámicos).</text:p>
      <text:p text:style-name="P1">Experiencia en implementaciones Java Web, Bootstrap (CSS)</text:p>
      <text:p text:style-name="P1"/>
      <text:p text:style-name="P1">Manejo programas de diseño gráfico (Adobe photoshop, InDesing, Illustrator).</text:p>
      <text:p text:style-name="P1">Se ofrece contratación directa e indefinida, trabajo 100% remoto.</text:p>
      <text:p text:style-name="P1">Interesados postular indicando sus pretensiones de renta</text:p>
      <text:p text:style-name="P1"/>
      <text:p text:style-name="P1">----------------------------------------------------------------</text:p>
      <text:p text:style-name="P1">Mauricio Seguel</text:p>
      <text:p text:style-name="P2"><text:span text:style-name="T1">OFERTA 2</text:span></text:p>
      <text:p text:style-name="P1">Se necesita Diseñador Web con o sin experiencia laboral, manejo de herramientas de diseño web, conocimientos en lenguajes de maquetación web. Manejo de Wordpress, diagramación y plantillas personalizadas. Conocimientos en CSS, HTML5, Suite Adobe. Enviar CV actualizado con proyectos realizados y pretensiones de renta.-Requerimientos- Educación mínima: Terciario</text:p>
      <text:p text:style-name="P1">Menos de 1 año de experiencia</text:p>
      <text:p text:style-name="P1">Idiomas: Inglés</text:p>
      <text:p text:style-name="P1">Edad: entre 20 y 34 años</text:p>
      <text:p text:style-name="P1">Conocimientos: CSS, Adobe Illustrator, Diseño, HTML 5</text:p>
      <text:p text:style-name="P1"><text:soft-page-break/>Disponibilidad de viajar: No</text:p>
      <text:p text:style-name="P1">Disponibilidad de cambio de residencia: No</text:p>
      <text:p text:style-name="P1">Personas con discapacidad: Sí</text:p>
      <text:p text:style-name="P1">Palabras clave: internet, jr, labour, gremial, sindical</text:p>
      <text:p text:style-name="P1">--------------------------------------------------------------</text:p>
      <text:p text:style-name="P1">Fabián Cornejo</text:p>
      <text:p text:style-name="P2"><text:span text:style-name="T1">OFERTA 3</text:span></text:p>
      <text:p text:style-name="P1">Colabra, empresa dedicada a tecnología de Software focalizada en las comunicaciones colaborativas empresariales, requiere incorporar a su equipo un Diseñador Web - Front END.</text:p>
      <text:p text:style-name="P1">Se ofrece integrarse a un equipo, con amplias oportunidades de aprendizaje y desafíos.</text:p>
      <text:p text:style-name="P1"/>
      <text:p text:style-name="P1">Requisitos Técnicos:</text:p>
      <text:p text:style-name="P1">• Experiencia comprobable mínima de 1 año en cargo similares.</text:p>
      <text:p text:style-name="P1">• Manejo de herramientas gráficas de la Suite Adobe.</text:p>
      <text:p text:style-name="P1">• HTML + CSS3 + Jquery. (excluyente)</text:p>
      <text:p text:style-name="P1">• Bootstrap 4. (excluyente)</text:p>
      <text:p text:style-name="P1">• Manejo de CMS (Deseable)</text:p>
      <text:p text:style-name="P1">• Sharepoint (Deseable)</text:p>
      <text:p text:style-name="P1">• Nociones de Angular (Deseable)</text:p>
      <text:p text:style-name="P1">Habilidades blandas:</text:p>
      <text:p text:style-name="P1">• Ganas de aprender y compartir conocimientos</text:p>
      <text:p text:style-name="P1">• Autonomía</text:p>
      <text:p text:style-name="P1"><text:soft-page-break/>• Trabajo en equipo</text:p>
      <text:p text:style-name="P1">• Proactivo</text:p>
      <text:p text:style-name="P1">-----------------------------------------------------------------</text:p>
      <text:p text:style-name="P1">Diego Saavedra</text:p>
      <text:p text:style-name="P2"><text:span text:style-name="T1">OFERTA 4</text:span></text:p>
      <text:p text:style-name="P1">Mantención de funcionalidades y servicios Front-end, las cuales están asociadas principalmente a nuestro e-commerce.</text:p>
      <text:p text:style-name="P1">Consumir servicios REST internos .</text:p>
      <text:p text:style-name="P1">Participación activa en el ciclo de vida completo del desarrollo de software, desde análisis y captura de requerimientos con dueños de procesos internos, hasta generación de test e implementación de CI/CD cuando sea necesario.</text:p>
      <text:p text:style-name="P1">Necesidades del cargo</text:p>
      <text:p text:style-name="P1"/>
      <text:p text:style-name="P1">Buscamos una persona que tenga experiencia comprobable en las siguientes tecnologías:</text:p>
      <text:p text:style-name="P1">Framework móvil React Native.</text:p>
      <text:p text:style-name="P1">Algún Framework web Javascript (AngularJS, Angular 2+ , , React)</text:p>
      <text:p text:style-name="P1">HTML5 y CSS3 .</text:p>
      <text:p text:style-name="P1">Junto con las aptitudes técnicas requeridas, el postulante debe contar también con habilidades blandas, capacidad para dialogar y llegar a acuerdos mediante comunicación efectiva.</text:p>
      <text:p text:style-name="P1">Deseables</text:p>
      <text:p text:style-name="P1">Es deseable y será un plus en tu postulación, si además cuentas con conocimientos en alguno/s de los siguientes puntos:</text:p>
      <text:p text:style-name="P1">Preprocesadores de CSS: Sass/SCSS, Less.</text:p>
      <text:p text:style-name="P1">Framework de diseño front-end Bootstrap v3 y/o v4, MaterializeCSS.</text:p>
      <text:p text:style-name="P1">Manejo de herramientas de debugging del navegador.</text:p>
      <text:p text:style-name="P1">Manejo de administrador de paquetes npm y Bower.</text:p>
      <text:p text:style-name="P1"><text:soft-page-break/>Manejo de control de versiones (Git).</text:p>
      <text:p text:style-name="P1">Condiciones</text:p>
      <text:p text:style-name="P1">Sueldo de mercado según años de experiencia y nivel de conocimiento de aspectos del cargo</text:p>
      <text:p text:style-name="P1">Seguro Complementario Salud</text:p>
      <text:p text:style-name="P1">Almuerzo Fork todos los días que trabajes en nuestras oficinas.</text:p>
      <text:p text:style-name="P1">Jornada laboral mixta entre home office - presencial</text:p>
      <text:p text:style-name="P1">Todo lo que necesites para hacer bien tu trabajo (hardware y software)</text:p>
      <text:p text:style-name="P1"/>
      <text:p text:style-name="P1"><text:span text:style-name="T1">Perfil Escogido:</text:span></text:p>
      <text:p text:style-name="P1">-Desarrollador Front-End</text:p>
      <text:p text:style-name="P1"/>
      <text:p text:style-name="P1"><text:span text:style-name="T1">Experiencia:</text:span></text:p>
      <text:p text:style-name="P1">-Menos de 1 año de experiencia</text:p>
      <text:p text:style-name="P1">-Experiencia laboral desde los 2 años</text:p>
      <text:p text:style-name="P1">-Menos de 1 año de experiencia</text:p>
      <text:p text:style-name="P1">-Buscamos una persona que tenga experiencia comprobable en las siguientes tecnologías</text:p>
      <text:p text:style-name="P1"/>
      <text:p text:style-name="P1"><text:span text:style-name="T2">Tecnología:</text:span></text:p>
      <text:p text:style-name="P1">- Experiencia en implementaciones Java Web, Bootstrap (CSS)Manejo programas de diseño gráfico (Adobe photoshop, InDesing, Illustrator).</text:p>
      <text:p text:style-name="P1">-Conocimientos: CSS, Adobe Illustrator, Diseño, HTML 5</text:p>
      <text:p text:style-name="P1">-• HTML + CSS3 + Jquery. (excluyente) • Bootstrap 4. (excluyente)• Manejo de herramientas gráficas de la Suite Adobe.</text:p>
      <text:p text:style-name="P1"><text:soft-page-break/>-Algún Framework web Javascript (AngularJS, Angular 2+ , , React) HTML5 y CSS3 </text:p>
      <text:p text:style-name="P1"/>
      <text:p text:style-name="P1"/>
      <text:p text:style-name="P1"><text:span text:style-name="T1">Competencias:</text:span></text:p>
      <text:p text:style-name="P1">• Idiomas: Inglés</text:p>
      <text:p text:style-name="P1">• Ganas de aprender </text:p>
      <text:p text:style-name="P1">• Compartir conocimientos</text:p>
      <text:p text:style-name="P1">• Autonomía</text:p>
      <text:p text:style-name="P1">• Trabajo en equipo</text:p>
      <text:p text:style-name="P1">• Proactivo</text:p>
      <text:p text:style-name="P1">• Todo lo que necesites para hacer bien tu trabajo (hardware y software)</text:p>
      <text:p text:style-name="P1"/>
      <text:p text:style-name="P1"><text:span text:style-name="T1">Empresas que lo solicitaron:</text:span></text:p>
      <text:p text:style-name="P1">-IT HUNTER</text:p>
      <text:p text:style-name="P1">-ChileAdmin</text:p>
      <text:p text:style-name="P1">-Fork</text:p>
      <text:p text:style-name="P1">-Fork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<text:span text:style-name="T1">Preguntas:<text:line-break/><text:line-break/><text:line-break/></text:span>En base a la información recopilada se responde a las siguientes preguntas:</text:p>
      <text:p text:style-name="P1"><text:span text:style-name="T1">¿Tienen elementos en común estas búsquedas?</text:span></text:p>
      <text:p text:style-name="P1"><text:span text:style-name="T1">R: </text:span><text:s/>Sí, en cuanto a la cantidad de experiencia siempre está en un promedio de 1 a 2 años y también en los estudios no piden educación superior sino terciaria.</text:p>
      <text:p text:style-name="P1"><text:span text:style-name="T1">¿solicitan alguna misma tecnología o competencia?</text:span></text:p>
      <text:p text:style-name="P1"><text:span text:style-name="T1">R:</text:span> Sí, por lo general en 3 de las 4 ofertas encontradas, se mencionan tener conocimientos en las herramientas html, css, adobe y bootstrap.</text:p>
      <text:p text:style-name="P1"><text:span text:style-name="T1">¿Cuáles son las funciones que señalan para el cargo?</text:span></text:p>
      <text:p text:style-name="P1"><text:span text:style-name="T1">R: </text:span>Diseñar y prototipar sistemas, trabajo en Equipo, diálogo y comunicación efectiva, asumir nuevos desafíos, . Principalmente, lo solicitado a este tipo de perfil laboral está relacionado con el diseño Web y la mantención de funcionalidades a nivel de Front-end.</text:p>
      <text:p text:style-name="P1"><text:span text:style-name="T1">¿Qué tipos de empresas son las que solicitan el perfil?</text:span></text:p>
      <text:p text:style-name="P1"><text:span text:style-name="T1">R: <text:s text:c="2"/></text:span>La mayoría son empresas intermediarias y no empresas direc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2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6:27:00</meta:creation-date>
    <meta:initial-creator>salud La Cruz</meta:initial-creator>
    <meta:document-statistic meta:table-count="0" meta:image-count="0" meta:object-count="0" meta:page-count="8" meta:paragraph-count="109" meta:word-count="913" meta:character-count="6275" meta:non-whitespace-character-count="5457"/>
    <meta:generator>LibreOfficeDev/6.0.5.2$Linux_X86_64 LibreOffice_project/</meta:generator>
  </office:meta>
</office:document-meta>
</file>